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2580000025866910FC6.jpg" manifest:media-type="image/jpeg"/>
  <manifest:file-entry manifest:full-path="Pictures/10000000000000FA000000BCEA8464CD.gif" manifest:media-type="image/gif"/>
  <manifest:file-entry manifest:full-path="Pictures/10000201000000FA00000149D0570A06.png" manifest:media-type="image/png"/>
  <manifest:file-entry manifest:full-path="Pictures/1000000000000127000000FA3A92966C.jpg" manifest:media-type="image/jpeg"/>
  <manifest:file-entry manifest:full-path="Pictures/10000000000002580000025841D37622.jpg" manifest:media-type="image/jpe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-color="#0099ff" draw:textarea-horizontal-align="justify" draw:textarea-vertical-align="middle" draw:auto-grow-height="false"/>
    </style:style>
    <style:style style:name="gr4" style:family="graphic" style:parent-style-name="standard">
      <style:graphic-properties draw:fill-color="#ff420e" draw:textarea-horizontal-align="justify" draw:textarea-vertical-align="middle" draw:auto-grow-height="false"/>
    </style:style>
    <style:style style:name="gr5" style:family="graphic" style:parent-style-name="standard">
      <style:graphic-properties draw:fill-color="#3deb3d" draw:textarea-horizontal-align="justify" draw:textarea-vertical-align="middle" draw:auto-grow-height="false"/>
    </style:style>
    <style:style style:name="gr6" style:family="graphic" style:parent-style-name="standard">
      <style:graphic-properties draw:fill-color="#ff0000" draw:textarea-horizontal-align="justify" draw:textarea-vertical-align="middle" draw:auto-grow-height="fals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="solid" draw:fill-color="#0047ff" draw:textarea-horizontal-align="justify" draw:textarea-vertical-align="middle" draw:auto-grow-height="false"/>
    </style:style>
    <style:style style:name="gr9" style:family="graphic" style:parent-style-name="objectwithoutfill">
      <style:graphic-properties draw:marker-end="Arrow" draw:marker-end-width="0.3cm" draw:fill="none" draw:fill-color="#0047ff" draw:textarea-vertical-align="middle"/>
    </style:style>
    <style:style style:name="gr10" style:family="graphic" style:parent-style-name="objectwithoutfill">
      <style:graphic-properties draw:fill="none" draw:fill-color="#0047ff" draw:textarea-vertical-align="middle"/>
    </style:style>
    <style:style style:name="gr11" style:family="graphic" style:parent-style-name="objectwithoutfill">
      <style:graphic-properties svg:stroke-width="0.254cm" svg:stroke-color="#ff0000" draw:marker-start-width="0.579cm" draw:marker-end-width="0.579cm" draw:fill="none" draw:fill-color="#0047ff" draw:textarea-vertical-align="middle" fo:padding-top="0.25cm" fo:padding-bottom="0.25cm" fo:padding-left="0.375cm" fo:padding-right="0.375cm"/>
    </style:style>
    <style:style style:name="gr12" style:family="graphic" style:parent-style-name="objectwithoutfill">
      <style:graphic-properties svg:stroke-width="0.203cm" svg:stroke-color="#ff0000" draw:marker-start-width="0.503cm" draw:marker-end="Arrow" draw:marker-end-width="0.603cm" draw:fill="none" draw:fill-color="#0047ff" draw:textarea-vertical-align="middle" fo:padding-top="0.225cm" fo:padding-bottom="0.225cm" fo:padding-left="0.35cm" fo:padding-right="0.35cm"/>
    </style:style>
    <style:style style:name="gr13" style:family="graphic" style:parent-style-name="objectwithoutfill">
      <style:graphic-properties svg:stroke-width="0.152cm" svg:stroke-color="#ff0000" draw:marker-start-width="0.427cm" draw:marker-end-width="0.427cm" draw:fill="none" draw:fill-color="#0047ff" draw:textarea-vertical-align="middle" fo:padding-top="0.2cm" fo:padding-bottom="0.2cm" fo:padding-left="0.325cm" fo:padding-right="0.3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5pt" style:font-size-asian="15pt" style:font-size-complex="15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407cm" svg:height="2.962cm" draw:transform="rotate (0.990648883431981) translate (16.253cm 11.695cm)">
          <draw:image xlink:href="Pictures/10000000000002580000025866910FC6.jpg" xlink:type="simple" xlink:show="embed" xlink:actuate="onLoad">
            <text:p/>
          </draw:image>
        </draw:frame>
        <draw:frame draw:style-name="gr1" draw:text-style-name="P1" draw:layer="layout" svg:width="3.322cm" svg:height="2.939cm" draw:transform="rotate (2.62113547064508) translate (11.633cm 13.586cm)">
          <draw:image xlink:href="Pictures/10000000000002580000025841D37622.jpg" xlink:type="simple" xlink:show="embed" xlink:actuate="onLoad">
            <text:p/>
          </draw:image>
        </draw:frame>
        <draw:frame draw:style-name="gr1" draw:text-style-name="P1" draw:layer="layout" svg:width="4.974cm" svg:height="3.74cm" draw:transform="rotate (-0.429176463065406) translate (3.318cm 5.085cm)">
          <draw:image xlink:href="Pictures/10000000000000FA000000BCEA8464CD.gif" xlink:type="simple" xlink:show="embed" xlink:actuate="onLoad">
            <text:p/>
          </draw:image>
        </draw:frame>
        <draw:frame draw:style-name="gr1" draw:text-style-name="P1" draw:layer="layout" svg:width="4.256cm" svg:height="5.454cm" svg:x="1.866cm" svg:y="1.254cm">
          <draw:image xlink:href="Pictures/10000201000000FA00000149D0570A06.png" xlink:type="simple" xlink:show="embed" xlink:actuate="onLoad">
            <text:p/>
          </draw:image>
        </draw:frame>
        <draw:frame draw:style-name="gr1" draw:text-style-name="P1" draw:layer="layout" svg:width="4.572cm" svg:height="3.438cm" draw:transform="rotate (-0.429350995990605) translate (23.259cm 4.861cm)">
          <draw:image xlink:href="Pictures/10000000000000FA000000BCEA8464CD.gif" xlink:type="simple" xlink:show="embed" xlink:actuate="onLoad">
            <text:p/>
          </draw:image>
        </draw:frame>
        <draw:frame draw:style-name="gr1" draw:text-style-name="P1" draw:layer="layout" svg:width="4.323cm" svg:height="3.534cm" svg:x="22.149cm" svg:y="2.93cm">
          <draw:image xlink:href="Pictures/1000000000000127000000FA3A92966C.jpg" xlink:type="simple" xlink:show="embed" xlink:actuate="onLoad">
            <text:p/>
          </draw:image>
        </draw:frame>
        <draw:custom-shape draw:style-name="gr2" draw:text-style-name="P1" draw:layer="layout" svg:width="7.512cm" svg:height="3.917cm" svg:x="1.762cm" svg:y="8.90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128cm" svg:height="0.955cm" svg:x="2.206cm" svg:y="9.288cm">
          <text:p text:style-name="P2"><text:span text:style-name="T1">TRANSMITTE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719cm" svg:height="1.624cm" svg:x="2.206cm" svg:y="10.816cm">
          <text:p text:style-name="P3"><text:span text:style-name="T2">Battery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006cm" svg:height="1.624cm" svg:x="4.498cm" svg:y="10.816cm">
          <text:p text:style-name="P1">Power</text:p>
          <text:p text:style-name="P1">Stag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911cm" svg:height="1.624cm" svg:x="7.077cm" svg:y="10.816cm">
          <text:p text:style-name="P1">Laser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3.925cm" svg:y1="11.676cm" svg:x2="4.498cm" svg:y2="11.676cm">
          <text:p/>
        </draw:line>
        <draw:line draw:style-name="gr7" draw:text-style-name="P1" draw:layer="layout" svg:x1="6.504cm" svg:y1="11.676cm" svg:x2="7.077cm" svg:y2="11.676cm">
          <text:p/>
        </draw:line>
        <draw:line draw:style-name="gr7" draw:text-style-name="P1" draw:layer="layout" svg:x1="6.504cm" svg:y1="8.237cm" svg:x2="6.504cm" svg:y2="10.721cm">
          <text:p/>
        </draw:line>
        <draw:custom-shape draw:style-name="gr8" draw:text-style-name="P1" draw:layer="layout" svg:width="7.493cm" svg:height="4.445cm" svg:x="19.161cm" svg:y="8.7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011cm" svg:height="0.955cm" svg:x="22.463cm" svg:y="8.935cm">
          <text:p text:style-name="P2"><text:span text:style-name="T1">RECEIVER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911cm" svg:height="1.624cm" svg:x="19.415cm" svg:y="10.679cm">
          <text:p text:style-name="P4"><text:span text:style-name="T3">Sensor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286cm" svg:height="1.624cm" svg:x="21.955cm" svg:y="10.652cm">
          <text:p text:style-name="P2"><text:span text:style-name="T1">Passive</text:span></text:p>
          <text:p text:style-name="P2"><text:span text:style-name="T1">Filte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719cm" svg:height="1.624cm" svg:x="24.808cm" svg:y="10.679cm">
          <text:p text:style-name="P3"><text:span text:style-name="T2">Battery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24.876cm" svg:y1="11.414cm" svg:x2="24.241cm" svg:y2="11.414cm">
          <text:p/>
        </draw:line>
        <draw:line draw:style-name="gr9" draw:text-style-name="P1" draw:layer="layout" svg:x1="21.955cm" svg:y1="11.287cm" svg:x2="21.32cm" svg:y2="11.287cm">
          <text:p/>
        </draw:line>
        <draw:line draw:style-name="gr9" draw:text-style-name="P1" draw:layer="layout" svg:x1="20.431cm" svg:y1="12.938cm" svg:x2="20.431cm" svg:y2="12.303cm">
          <text:p/>
        </draw:line>
        <draw:line draw:style-name="gr10" draw:text-style-name="P1" draw:layer="layout" svg:x1="20.431cm" svg:y1="12.938cm" svg:x2="25.765cm" svg:y2="12.938cm">
          <text:p/>
        </draw:line>
        <draw:line draw:style-name="gr10" draw:text-style-name="P1" draw:layer="layout" svg:x1="25.765cm" svg:y1="12.938cm" svg:x2="25.765cm" svg:y2="12.303cm">
          <text:p/>
        </draw:line>
        <draw:line draw:style-name="gr9" draw:text-style-name="P1" draw:layer="layout" svg:x1="20.431cm" svg:y1="7.35cm" svg:x2="22.59cm" svg:y2="7.35cm">
          <text:p/>
        </draw:line>
        <draw:line draw:style-name="gr10" draw:text-style-name="P1" draw:layer="layout" svg:x1="20.431cm" svg:y1="10.652cm" svg:x2="20.431cm" svg:y2="7.35cm">
          <text:p/>
        </draw:line>
        <draw:line draw:style-name="gr11" draw:text-style-name="P1" draw:layer="layout" svg:x1="12.938cm" svg:y1="11.414cm" svg:x2="14.081cm" svg:y2="11.414cm">
          <text:p/>
        </draw:line>
        <draw:line draw:style-name="gr12" draw:text-style-name="P1" draw:layer="layout" svg:x1="15.478cm" svg:y1="11.414cm" svg:x2="17.51cm" svg:y2="11.414cm">
          <text:p/>
        </draw:line>
        <draw:line draw:style-name="gr13" draw:text-style-name="P1" draw:layer="layout" svg:x1="14.716cm" svg:y1="10.652cm" svg:x2="14.335cm" svg:y2="12.176cm">
          <text:p/>
        </draw:line>
        <draw:line draw:style-name="gr13" draw:text-style-name="P1" draw:layer="layout" svg:x1="15.224cm" svg:y1="10.652cm" svg:x2="14.843cm" svg:y2="12.17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riel </meta:initial-creator>
    <meta:creation-date>2014-02-28T13:02:10</meta:creation-date>
    <dc:date>2014-03-01T14:34:21</dc:date>
    <dc:creator>Ariel </dc:creator>
    <meta:editing-duration>P1DT1H29M33S</meta:editing-duration>
    <meta:editing-cycles>4</meta:editing-cycles>
    <meta:generator>LibreOffice/3.5$Linux_x86 LibreOffice_project/350m1$Build-2</meta:generator>
    <meta:document-statistic meta:object-count="30"/>
  </office:meta>
</office:document-meta>
</file>